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91c77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191c77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officeooo:paragraph-rsid="00191c77" style:font-weight-asian="bold" style:font-weight-complex="bold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191c77"/>
    </style:style>
    <style:style style:name="P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officeooo:paragraph-rsid="00191c77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officeooo:rsid="001b5ef3" officeooo:paragraph-rsid="001b5ef3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officeooo:paragraph-rsid="00191c77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38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line-height="115%" fo:text-align="justify" style:justify-single-word="false" style:writing-mode="lr-tb"/>
      <style:text-properties officeooo:paragraph-rsid="0019ae7b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fo:font-weight="bold" officeooo:rsid="0019ae7b" officeooo:paragraph-rsid="0019ae7b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fo:font-weight="bold" officeooo:rsid="00203fe8" officeooo:paragraph-rsid="00203fe8" style:font-weight-asian="bold" style:font-weight-complex="bold"/>
    </style:style>
    <style:style style:name="P18" style:family="paragraph" style:parent-style-name="Standard" style:list-style-name="L4">
      <style:paragraph-properties fo:line-height="115%" fo:text-align="justify" style:justify-single-word="false" style:writing-mode="lr-tb"/>
      <style:text-properties fo:font-weight="bold" officeooo:rsid="00203fe8" officeooo:paragraph-rsid="0021d9b6" style:font-weight-asian="bold" style:font-weight-complex="bold"/>
    </style:style>
    <style:style style:name="P19" style:family="paragraph" style:parent-style-name="Standard" style:list-style-name="L4">
      <style:paragraph-properties fo:line-height="115%" fo:text-align="justify" style:justify-single-word="false" style:writing-mode="lr-tb"/>
      <style:text-properties fo:font-weight="bold" officeooo:rsid="00203fe8" officeooo:paragraph-rsid="002235ec" style:font-weight-asian="bold" style:font-weight-complex="bold"/>
    </style:style>
    <style:style style:name="P20" style:family="paragraph" style:parent-style-name="Standard" style:list-style-name="L4">
      <style:paragraph-properties fo:line-height="115%" fo:text-align="justify" style:justify-single-word="false" style:writing-mode="lr-tb"/>
      <style:text-properties fo:font-weight="bold" officeooo:rsid="0021d9b6" officeooo:paragraph-rsid="0021d9b6" style:font-weight-asian="bold" style:font-weight-complex="bold"/>
    </style:style>
    <style:style style:name="P21" style:family="paragraph" style:parent-style-name="Standard" style:list-style-name="L4">
      <style:paragraph-properties fo:line-height="115%" fo:text-align="justify" style:justify-single-word="false" style:writing-mode="lr-tb"/>
      <style:text-properties fo:font-weight="bold" officeooo:rsid="002235ec" officeooo:paragraph-rsid="002235ec" style:font-weight-asian="bold" style:font-weight-complex="bold"/>
    </style:style>
    <style:style style:name="P22" style:family="paragraph" style:parent-style-name="Standard" style:list-style-name="L4">
      <style:paragraph-properties fo:line-height="115%" fo:text-align="justify" style:justify-single-word="false" style:writing-mode="lr-tb"/>
      <style:text-properties fo:font-weight="bold" officeooo:rsid="002526ac" officeooo:paragraph-rsid="002526ac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 style:writing-mode="lr-tb"/>
      <style:text-properties fo:font-weight="bold" officeooo:rsid="002b1b44" officeooo:paragraph-rsid="002ede8d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 style:writing-mode="lr-tb"/>
      <style:text-properties fo:font-weight="bold" officeooo:rsid="002bff88" officeooo:paragraph-rsid="002bff88" style:font-weight-asian="bold" style:font-weight-complex="bold"/>
    </style:style>
    <style:style style:name="P25" style:family="paragraph" style:parent-style-name="Standard" style:list-style-name="L2">
      <style:paragraph-properties fo:line-height="115%" fo:text-align="justify" style:justify-single-word="false" style:writing-mode="lr-tb"/>
      <style:text-properties fo:font-weight="normal" officeooo:rsid="001d0ba6" officeooo:paragraph-rsid="001d0ba6" style:font-weight-asian="normal" style:font-weight-complex="normal"/>
    </style:style>
    <style:style style:name="P26" style:family="paragraph" style:parent-style-name="Standard" style:list-style-name="L2">
      <style:paragraph-properties fo:line-height="115%" fo:text-align="justify" style:justify-single-word="false" style:writing-mode="lr-tb"/>
      <style:text-properties fo:font-weight="normal" officeooo:rsid="001d320c" officeooo:paragraph-rsid="001d320c" style:font-weight-asian="normal" style:font-weight-complex="normal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fo:font-weight="normal" officeooo:rsid="001ece13" officeooo:paragraph-rsid="001ece13" style:font-weight-asian="normal" style:font-weight-complex="normal"/>
    </style:style>
    <style:style style:name="P28" style:family="paragraph" style:parent-style-name="Standard">
      <style:paragraph-properties fo:line-height="115%" fo:text-align="justify" style:justify-single-word="false" style:writing-mode="lr-tb"/>
      <style:text-properties fo:font-weight="normal" officeooo:rsid="00203fe8" officeooo:paragraph-rsid="00203fe8" style:font-weight-asian="normal" style:font-weight-complex="normal"/>
    </style:style>
    <style:style style:name="P29" style:family="paragraph" style:parent-style-name="Standard">
      <style:paragraph-properties fo:line-height="115%" fo:text-align="justify" style:justify-single-word="false" style:writing-mode="lr-tb"/>
      <style:text-properties fo:font-weight="normal" officeooo:rsid="002a9e64" officeooo:paragraph-rsid="002a9e64" style:font-weight-asian="normal" style:font-weight-complex="normal"/>
    </style:style>
    <style:style style:name="P30" style:family="paragraph" style:parent-style-name="Standard">
      <style:paragraph-properties fo:line-height="115%" fo:text-align="justify" style:justify-single-word="false" style:writing-mode="lr-tb"/>
      <style:text-properties fo:font-weight="normal" officeooo:rsid="002abd47" officeooo:paragraph-rsid="002b1b44" style:font-weight-asian="normal" style:font-weight-complex="normal"/>
    </style:style>
    <style:style style:name="P31" style:family="paragraph" style:parent-style-name="Standard">
      <style:paragraph-properties fo:line-height="115%" fo:text-align="justify" style:justify-single-word="false" style:writing-mode="lr-tb"/>
      <style:text-properties fo:font-weight="normal" officeooo:rsid="002b1b44" officeooo:paragraph-rsid="002b1b44" style:font-weight-asian="normal" style:font-weight-complex="normal"/>
    </style:style>
    <style:style style:name="P32" style:family="paragraph" style:parent-style-name="Standard">
      <style:paragraph-properties fo:line-height="115%" fo:text-align="justify" style:justify-single-word="false" style:writing-mode="lr-tb"/>
      <style:text-properties fo:font-weight="normal" officeooo:rsid="002bff88" officeooo:paragraph-rsid="002bff88" style:font-weight-asian="normal" style:font-weight-complex="normal"/>
    </style:style>
    <style:style style:name="P33" style:family="paragraph" style:parent-style-name="Standard">
      <style:paragraph-properties fo:line-height="115%" fo:text-align="justify" style:justify-single-word="false" style:writing-mode="lr-tb"/>
      <style:text-properties fo:font-weight="normal" officeooo:rsid="002d10e4" officeooo:paragraph-rsid="002d10e4" style:font-weight-asian="normal" style:font-weight-complex="normal"/>
    </style:style>
    <style:style style:name="P34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fo:font-weight="normal" officeooo:rsid="001b5ef3" officeooo:paragraph-rsid="001b7a9a" style:font-weight-asian="normal" style:font-weight-complex="normal"/>
    </style:style>
    <style:style style:name="P35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fo:font-weight="normal" officeooo:paragraph-rsid="001b7a9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officeooo:rsid="001d320c"/>
    </style:style>
    <style:style style:name="T4" style:family="text">
      <style:text-properties officeooo:rsid="00203fe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d9b6" style:font-weight-asian="normal" style:font-weight-complex="normal"/>
    </style:style>
    <style:style style:name="T7" style:family="text">
      <style:text-properties fo:font-weight="normal" officeooo:rsid="002235ec" style:font-weight-asian="normal" style:font-weight-complex="normal"/>
    </style:style>
    <style:style style:name="T8" style:family="text">
      <style:text-properties fo:font-weight="normal" officeooo:rsid="0025e808" style:font-weight-asian="normal" style:font-weight-complex="normal"/>
    </style:style>
    <style:style style:name="T9" style:family="text">
      <style:text-properties officeooo:rsid="0026949f"/>
    </style:style>
    <style:style style:name="T10" style:family="text">
      <style:text-properties officeooo:rsid="002902b0"/>
    </style:style>
    <style:style style:name="T11" style:family="text">
      <style:text-properties officeooo:rsid="002abd47"/>
    </style:style>
    <style:style style:name="T12" style:family="text">
      <style:text-properties officeooo:rsid="002b1b44"/>
    </style:style>
    <style:style style:name="T13" style:family="text">
      <style:text-properties officeooo:rsid="002d10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eatures</text:p>
      <text:p text:style-name="P34">Customer Dashboard</text:p>
      <text:p text:style-name="P35">View orders</text:p>
      <text:p text:style-name="P35">Request Returns</text:p>
      <text:p text:style-name="P35">Re-order bought item</text:p>
      <text:p text:style-name="P35">Create a customer <text:span text:style-name="T3">support </text:span>ticket</text:p>
      <text:p text:style-name="P34">View Customer <text:span text:style-name="T3">support</text:span> Tickets</text:p>
      <text:p text:style-name="P16"/>
      <text:p text:style-name="P16">User Stories</text:p>
      <text:list xml:id="list4027718622800741016" text:style-name="L2">
        <text:list-item>
          <text:p text:style-name="P25">As the customer, I want to be able to view the order i've made so that I could track the status of my order (shipped or cancelled). </text:p>
        </text:list-item>
        <text:list-item>
          <text:p text:style-name="P25">As the customer, I want to be able to view past orders I've made so that I could account my past transactions. </text:p>
        </text:list-item>
        <text:list-item>
          <text:p text:style-name="P26">As the customer, I want to file a request for return especially since my product is defective and wrong. </text:p>
        </text:list-item>
        <text:list-item>
          <text:p text:style-name="P26">As the customer, I want to be able to re-order products i've ordered in the past</text:p>
          <text:p text:style-name="P26">As the customer, I want to create a support ticket so that I could file complaints or confusions.</text:p>
        </text:list-item>
        <text:list-item>
          <text:p text:style-name="P26">As the customer, I want to view support tickets so that I could see responses and solutions to my problems</text:p>
        </text:list-item>
      </text:list>
      <text:p text:style-name="P16"/>
      <text:p text:style-name="P16">Use Case <text:span text:style-name="T9">#1</text:span></text:p>
      <text:p text:style-name="P27"><text:span text:style-name="T4">Name: </text:span>View order </text:p>
      <text:p text:style-name="P28">Actor: Customer</text:p>
      <text:p text:style-name="P17"><text:span text:style-name="T5">Pre-condition:</text:span> <text:span text:style-name="T5">The customer has an order id from a transaction </text:span></text:p>
      <text:p text:style-name="P17"><text:span text:style-name="T5">Post-condition: The customer will be able to view the order status and details</text:span></text:p>
      <text:p text:style-name="P17"><text:span text:style-name="T5">Main Course: </text:span></text:p>
      <text:list xml:id="list227028341621178303" text:style-name="L4">
        <text:list-item>
          <text:p text:style-name="P18"><text:span text:style-name="T5">The use case begins when the customer logs in the customer dashboard </text:span><text:span text:style-name="T6">and is in the dashboard area</text:span></text:p>
        </text:list-item>
        <text:list-item>
          <text:p text:style-name="P19"><text:span text:style-name="T6">The user clicks on “My orders” link in the navigation section</text:span></text:p>
        </text:list-item>
        <text:list-item>
          <text:p text:style-name="P19"><text:span text:style-name="T7">The system displays all orders with an open status the user made in the past</text:span><text:span text:style-name="T6"> <text:s/></text:span><text:span text:style-name="T5"><text:s/></text:span></text:p>
        </text:list-item>
        <text:list-item>
          <text:p text:style-name="P20"><text:span text:style-name="T5">The user </text:span><text:span text:style-name="T7">selects the order he wants to view</text:span></text:p>
        </text:list-item>
        <text:list-item>
          <text:p text:style-name="P21"><text:span text:style-name="T5">The system displays the order's status and details.</text:span></text:p>
        </text:list-item>
        <text:list-item>
          <text:p text:style-name="P22"><text:span text:style-name="T5">The use case </text:span><text:span text:style-name="T8">exits</text:span></text:p>
        </text:list-item>
      </text:list>
      <text:p text:style-name="P16"/>
      <text:p text:style-name="P16">Test Case <text:span text:style-name="T10">#1 (Refer to UC#1)</text:span></text:p>
      <text:p text:style-name="P29">Scenario: <text:span text:style-name="T11">View Order</text:span></text:p>
      <text:p text:style-name="P30">Given <text:span text:style-name="T12">a customer who successfully made an order in the store page, </text:span></text:p>
      <text:p text:style-name="P30"><text:span text:style-name="T12">And the customer is logged in the customer dashboard, <text:s/></text:span></text:p>
      <text:p text:style-name="P31">When the customer clicks on “My Orders”, </text:p>
      <text:p text:style-name="P31">Then the customer should the order he made in the order list. </text:p>
      <text:p text:style-name="P31"/>
      <text:p text:style-name="P23">Test Case #2 (<text:span text:style-name="T10">Refer to </text:span>UC#1)</text:p>
      <text:p text:style-name="P32">Scenario: View Order</text:p>
      <text:p text:style-name="P32"><text:soft-page-break/>Given a customer who successfully made an order in the store page, </text:p>
      <text:p text:style-name="P32">And the customer is logged in the customer dashboard, </text:p>
      <text:p text:style-name="P32">When <text:span text:style-name="T13">the customer clicks on “My Orders” and clicks on an order ID, </text:span></text:p>
      <text:p text:style-name="P33">Then the customer should see the status and specific details of the order he made. </text:p>
      <text:p text:style-name="P24"/>
      <text:p text:style-name="P16">Unit Tests 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27:19.356285074</meta:creation-date>
    <dc:date>2016-02-05T17:24:02.546628222</dc:date>
    <meta:editing-duration>PT36M46S</meta:editing-duration>
    <meta:editing-cycles>23</meta:editing-cycles>
    <meta:generator>LibreOffice/4.2.8.2$Linux_X86_64 LibreOffice_project/420m0$Build-2</meta:generator>
    <meta:document-statistic meta:table-count="0" meta:image-count="0" meta:object-count="0" meta:page-count="2" meta:paragraph-count="39" meta:word-count="362" meta:character-count="1943" meta:non-whitespace-character-count="1613"/>
  </office:meta>
</office:document-meta>
</file>